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0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T108" style:parent-style-name="DefaultParagraphFont" style:family="text">
      <style:text-properties fo:font-style="italic" style:font-style-asian="italic"/>
    </style:style>
    <style:style style:name="P1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1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6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6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T165" style:parent-style-name="DefaultParagraphFont" style:family="text">
      <style:text-properties fo:font-style="italic" style:font-style-asian="italic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P1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7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7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7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8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8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8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9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9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9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2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0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2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0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2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1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2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1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2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2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2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2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2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2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23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32" style:parent-style-name="Standard" style:family="paragraph">
      <style:text-properties fo:font-weight="bold" style:font-weight-asian="bold" style:font-weight-complex="bold"/>
    </style:style>
    <style:style style:name="P233" style:parent-style-name="Standard" style:family="paragraph">
      <style:text-properties fo:font-weight="bold" style:font-weight-asian="bold" style:font-weight-complex="bold"/>
    </style:style>
    <style:style style:name="T234" style:parent-style-name="DefaultParagraphFont" style:family="text">
      <style:text-properties fo:font-weight="bold" style:font-weight-asian="bold" style:font-weight-complex="bold"/>
    </style:style>
    <style:style style:name="P2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23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2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3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2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24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4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2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2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5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2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6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26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6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2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7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7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2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8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2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2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9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2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9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0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3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0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3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1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1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3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2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3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2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3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3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3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3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4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3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5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3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5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36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3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6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3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6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3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6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3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37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3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8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3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8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3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39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3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9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3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0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4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1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42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42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T423" style:parent-style-name="DefaultParagraphFont" style:family="text">
      <style:text-properties fo:font-weight="bold" style:font-weight-asian="bold" style:font-weight-complex="bold"/>
    </style:style>
    <style:style style:name="P4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4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2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42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4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3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4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3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3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4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4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4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4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4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5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5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5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5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5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6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6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6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6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6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7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7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7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4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8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8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4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4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8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4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8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4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9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0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0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5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0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5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1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5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1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5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2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2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3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3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3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39" style:parent-style-name="Standard" style:family="paragraph">
      <style:text-properties fo:font-weight="bold" style:font-weight-asian="bold" style:font-weight-complex="bold"/>
    </style:style>
    <style:style style:name="P540" style:parent-style-name="Standard" style:family="paragraph">
      <style:text-properties fo:font-weight="bold" style:font-weight-asian="bold" style:font-weight-complex="bold"/>
    </style:style>
    <style:style style:name="P5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5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4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4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4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5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5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5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6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6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5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7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5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5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8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9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9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93" style:parent-style-name="Standard" style:family="paragraph">
      <style:text-properties fo:font-weight="bold" style:font-weight-asian="bold" style:font-weight-complex="bold"/>
    </style:style>
    <style:style style:name="P594" style:parent-style-name="Standard" style:family="paragraph">
      <style:text-properties fo:font-weight="bold" style:font-weight-asian="bold" style:font-weight-complex="bold"/>
    </style:style>
    <style:style style:name="T595" style:parent-style-name="DefaultParagraphFont" style:family="text">
      <style:text-properties fo:font-weight="bold" style:font-weight-asian="bold" style:font-weight-complex="bold"/>
    </style:style>
    <style:style style:name="P5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5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9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6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60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6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0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6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1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6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1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6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1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6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6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2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6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6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3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6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6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6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6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64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T647" style:parent-style-name="DefaultParagraphFont" style:family="text">
      <style:text-properties fo:font-weight="bold" style:font-weight-asian="bold" style:font-weight-complex="bold"/>
    </style:style>
    <style:style style:name="T648" style:parent-style-name="DefaultParagraphFont" style:family="text">
      <style:text-properties fo:font-weight="bold" style:font-weight-asian="bold" style:font-weight-complex="bold"/>
    </style:style>
    <style:style style:name="T649" style:parent-style-name="SourceText" style:family="text">
      <style:text-properties style:font-name="Liberation Serif"/>
    </style:style>
    <style:style style:name="P6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5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6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5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6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65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6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5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6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6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6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6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6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6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6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6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6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7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6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7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6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6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7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6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8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6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6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8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6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8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6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6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9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6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9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6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7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0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7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0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71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7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1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7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72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7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3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7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3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7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3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74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7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5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7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75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7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6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6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7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7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7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7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7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7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8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7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78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T789" style:parent-style-name="DefaultParagraphFont" style:family="text">
      <style:text-properties fo:font-weight="bold" style:font-weight-asian="bold" style:font-weight-complex="bold"/>
    </style:style>
    <style:style style:name="T790" style:parent-style-name="DefaultParagraphFont" style:family="text">
      <style:text-properties fo:font-weight="bold" style:font-weight-asian="bold" style:font-weight-complex="bold"/>
    </style:style>
    <style:style style:name="P7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9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7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9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79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7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9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8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0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0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0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0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1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1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1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1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1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2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2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2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8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2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8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3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3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3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3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4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4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4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8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4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8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8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8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6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8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7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8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8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9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8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9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8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8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9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9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0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9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0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9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91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9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9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93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9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3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9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94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9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4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9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4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9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96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9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9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97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97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9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7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9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98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9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9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9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9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9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00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0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01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2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2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0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2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0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03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T1032" style:parent-style-name="DefaultParagraphFont" style:family="text">
      <style:text-properties fo:font-weight="bold" style:font-weight-asian="bold" style:font-weight-complex="bold"/>
    </style:style>
    <style:style style:name="P10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0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3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0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03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4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0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4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0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4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0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0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5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0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5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0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5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0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5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0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0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6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0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0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6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0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7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10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0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7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0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08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8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10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8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0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09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1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10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10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1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1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11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1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1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12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1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2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11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2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1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13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1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3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1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14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14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1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5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1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5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1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15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15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158" style:parent-style-name="Standard" style:family="paragraph">
      <style:text-properties fo:font-weight="bold" style:font-weight-asian="bold" style:font-weight-complex="bold"/>
    </style:style>
    <style:style style:name="P1159" style:parent-style-name="Standard" style:family="paragraph">
      <style:text-properties fo:font-weight="bold" style:font-weight-asian="bold" style:font-weight-complex="bold"/>
    </style:style>
    <style:style style:name="P1160" style:parent-style-name="Standard" style:family="paragraph">
      <style:text-properties fo:font-weight="bold" style:font-weight-asian="bold" style:font-weight-complex="bold"/>
    </style:style>
    <style:style style:name="T1161" style:parent-style-name="DefaultParagraphFont" style:family="text">
      <style:text-properties fo:font-weight="bold" style:font-weight-asian="bold" style:font-weight-complex="bold"/>
    </style:style>
    <style:style style:name="T1162" style:parent-style-name="DefaultParagraphFont" style:family="text">
      <style:text-properties fo:font-weight="bold" style:font-weight-asian="bold" style:font-weight-complex="bold"/>
    </style:style>
    <style:style style:name="T116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JavaScript Array Exercise</text:p>
      <text:list text:style-name="LFO1" text:continue-numbering="true">
        <text:list-item>
          <text:p text:style-name="P2"><text:span text:style-name="T3">Write a JavaScript function to check whether an `input` is an array or not.</text:span><text:line-break/><text:span text:style-name="Emphasis">Test Data</text:span><text:s/>:<text:line-break/>console.log(is_array({ id: 1, name: ‘Test’, isActive: false });<text:s/><text:line-break/>console.log(is_array([1, 2, 4, 0]));<text:line-break/>false<text:line-break/>true</text:p>
        </text:list-item>
      </text:list>
      <text:p text:style-name="Standard"/>
      <text:p text:style-name="Standard">Solution:</text:p>
      <text:p text:style-name="Standard"/>
      <text:p text:style-name="P4"><text:span text:style-name="T5">function</text:span><text:span text:style-name="T6"> </text:span><text:span text:style-name="T7">task1</text:span><text:span text:style-name="T8">()</text:span></text:p>
      <text:p text:style-name="P9">{</text:p>
      <text:p text:style-name="P10"><text:span text:style-name="T11">    </text:span><text:span text:style-name="T12">var</text:span><text:span text:style-name="T13"> </text:span><text:span text:style-name="T14">data1</text:span><text:span text:style-name="T15">=[</text:span><text:span text:style-name="T16">0</text:span><text:span text:style-name="T17">,</text:span><text:span text:style-name="T18">1</text:span><text:span text:style-name="T19">,</text:span><text:span text:style-name="T20">2</text:span><text:span text:style-name="T21">,</text:span><text:span text:style-name="T22">3</text:span><text:span text:style-name="T23">];</text:span></text:p>
      <text:p text:style-name="P24"><text:span text:style-name="T25">    </text:span><text:span text:style-name="T26">var</text:span><text:span text:style-name="T27"> </text:span><text:span text:style-name="T28">data2</text:span><text:span text:style-name="T29">={ </text:span><text:span text:style-name="T30">id:</text:span><text:span text:style-name="T31"> </text:span><text:span text:style-name="T32">1</text:span><text:span text:style-name="T33">, </text:span><text:span text:style-name="T34">name:</text:span><text:span text:style-name="T35"> </text:span><text:span text:style-name="T36">"Test"</text:span><text:span text:style-name="T37">, </text:span><text:span text:style-name="T38">isActive:</text:span><text:span text:style-name="T39"> </text:span><text:span text:style-name="T40">false</text:span><text:span text:style-name="T41"> };</text:span></text:p>
      <text:p text:style-name="P42"><text:span text:style-name="T43">    </text:span><text:span text:style-name="T44">var</text:span><text:span text:style-name="T45"> </text:span><text:span text:style-name="T46">ans1</text:span><text:span text:style-name="T47">=</text:span><text:span text:style-name="T48">Array</text:span><text:span text:style-name="T49">.</text:span><text:span text:style-name="T50">isArray</text:span><text:span text:style-name="T51">(</text:span><text:span text:style-name="T52">data1</text:span><text:span text:style-name="T53">);</text:span></text:p>
      <text:p text:style-name="P54"><text:span text:style-name="T55">    </text:span><text:span text:style-name="T56">var</text:span><text:span text:style-name="T57"> </text:span><text:span text:style-name="T58">ans2</text:span><text:span text:style-name="T59">=</text:span><text:span text:style-name="T60">Array</text:span><text:span text:style-name="T61">.</text:span><text:span text:style-name="T62">isArray</text:span><text:span text:style-name="T63">(</text:span><text:span text:style-name="T64">data2</text:span><text:span text:style-name="T65">);</text:span></text:p>
      <text:p text:style-name="P66"><text:span text:style-name="T67">    </text:span><text:span text:style-name="T68">console</text:span><text:span text:style-name="T69">.</text:span><text:span text:style-name="T70">log</text:span><text:span text:style-name="T71">(</text:span><text:span text:style-name="T72">"Data 1 : "</text:span><text:span text:style-name="T73"> + </text:span><text:span text:style-name="T74">data1</text:span><text:span text:style-name="T75">);</text:span></text:p>
      <text:p text:style-name="P76"><text:span text:style-name="T77">    </text:span><text:span text:style-name="T78">console</text:span><text:span text:style-name="T79">.</text:span><text:span text:style-name="T80">log</text:span><text:span text:style-name="T81">(</text:span><text:span text:style-name="T82">"Check input for data 1 an an array is : "</text:span><text:span text:style-name="T83"> + </text:span><text:span text:style-name="T84">ans1</text:span><text:span text:style-name="T85">);</text:span></text:p>
      <text:p text:style-name="P86"><text:span text:style-name="T87">    </text:span><text:span text:style-name="T88">console</text:span><text:span text:style-name="T89">.</text:span><text:span text:style-name="T90">log</text:span><text:span text:style-name="T91">(</text:span><text:span text:style-name="T92">"Data 1 : "</text:span><text:span text:style-name="T93"> + </text:span><text:span text:style-name="T94">data2</text:span><text:span text:style-name="T95">);</text:span></text:p>
      <text:p text:style-name="P96"><text:span text:style-name="T97">    </text:span><text:span text:style-name="T98">console</text:span><text:span text:style-name="T99">.</text:span><text:span text:style-name="T100">log</text:span><text:span text:style-name="T101">(</text:span><text:span text:style-name="T102">"Check input for data 2 an an array is : "</text:span><text:span text:style-name="T103"> + </text:span><text:span text:style-name="T104">ans2</text:span><text:span text:style-name="T105">);</text:span></text:p>
      <text:p text:style-name="P106">}</text:p>
      <text:p text:style-name="Standard"/>
      <text:p text:style-name="Standard"/>
      <text:p text:style-name="P107">2. Write a JavaScript function to get the first element of an array. If passing a<text:s/>parameter 'n' the function have to return the first 'n' elements of the array.</text:p>
      <text:p text:style-name="Standard"><text:span text:style-name="T108">Test Data<text:s/></text:span>:<text:s/><text:line-break/>console.log(first([7, 9, 0, -2]));<text:s/><text:line-break/>console.log(first([],3));<text:line-break/>console.log(first([7, 9, 0, -2],3));<text:line-break/>console.log(first([7, 9, 0, -2],6));<text:line-break/>console.log(first([7, 9, 0,<text:s/>-2],-3));<text:line-break/><text:span text:style-name="Emphasis">Expected Output<text:s/></text:span>:<text:s/><text:line-break/>7<text:line-break/>[]<text:s/><text:line-break/>[7, 9, 0]<text:s/><text:line-break/>[7, 9, 0, -2]<text:s/><text:line-break/>[]</text:p>
      <text:p text:style-name="Standard"/>
      <text:p text:style-name="Standard">Solution:</text:p>
      <text:p text:style-name="Standard"/>
      <text:p text:style-name="P109"><text:span text:style-name="T110">function</text:span><text:span text:style-name="T111"> </text:span><text:span text:style-name="T112">task2</text:span><text:span text:style-name="T113">()</text:span></text:p>
      <text:p text:style-name="P114">{</text:p>
      <text:p text:style-name="P115"><text:span text:style-name="T116">    </text:span><text:span text:style-name="T117">var</text:span><text:span text:style-name="T118"> </text:span><text:span text:style-name="T119">data</text:span><text:span text:style-name="T120">=[[</text:span><text:span text:style-name="T121">1</text:span><text:span text:style-name="T122">,</text:span><text:span text:style-name="T123">2</text:span><text:span text:style-name="T124">,</text:span><text:span text:style-name="T125">3</text:span><text:span text:style-name="T126">,</text:span><text:span text:style-name="T127">4</text:span><text:span text:style-name="T128">],</text:span><text:span text:style-name="T129">2</text:span><text:span text:style-name="T130">,</text:span><text:span text:style-name="T131">3</text:span><text:span text:style-name="T132">,</text:span><text:span text:style-name="T133">4</text:span><text:span text:style-name="T134">,[</text:span><text:span text:style-name="T135">1</text:span><text:span text:style-name="T136">,</text:span><text:span text:style-name="T137">2</text:span><text:span text:style-name="T138">,</text:span><text:span text:style-name="T139">3</text:span><text:span text:style-name="T140">]];</text:span></text:p>
      <text:p text:style-name="P141"><text:span text:style-name="T142">    </text:span><text:span text:style-name="T143">console</text:span><text:span text:style-name="T144">.</text:span><text:span text:style-name="T145">log</text:span><text:span text:style-name="T146">(</text:span><text:span text:style-name="T147">"Array is : "</text:span><text:span text:style-name="T148">,</text:span><text:span text:style-name="T149">data</text:span><text:span text:style-name="T150">);</text:span></text:p>
      <text:p text:style-name="P151"><text:span text:style-name="T152">    </text:span><text:span text:style-name="T153">console</text:span><text:span text:style-name="T154">.</text:span><text:span text:style-name="T155">log</text:span><text:span text:style-name="T156">(</text:span><text:span text:style-name="T157">"First element of array is : "</text:span><text:span text:style-name="T158">, </text:span><text:span text:style-name="T159">data</text:span><text:span text:style-name="T160">[</text:span><text:span text:style-name="T161">0</text:span><text:span text:style-name="T162">]);</text:span></text:p>
      <text:p text:style-name="P163">}</text:p>
      <text:p text:style-name="Standard"/>
      <text:p text:style-name="Standard"/>
      <text:p text:style-name="P164">3. Write a<text:s/>simple JavaScript program to join all elements of the following array into a string.</text:p>
      <text:p text:style-name="Standard"><text:span text:style-name="T165">Sample array<text:s/></text:span>: myColor = ["Red", "Green", "White", "Black"];<text:line-break/><text:span text:style-name="Emphasis">Expected Output<text:s/></text:span>:</text:p>
      <text:soft-page-break/>
      <text:p text:style-name="Standard">“RedGreenWhiteBlack”<text:line-break/>"Red,Green,White,Black"<text:line-break/>"Red,Green,White,Black"<text:line-break/>"Red+Green+White+Black"</text:p>
      <text:p text:style-name="Standard"/>
      <text:p text:style-name="P166">Solution:</text:p>
      <text:p text:style-name="P167"><text:span text:style-name="T168">////////////////////task 3</text:span></text:p>
      <text:p text:style-name="P169"><text:span text:style-name="T170">function</text:span><text:span text:style-name="T171"> </text:span><text:span text:style-name="T172">task3</text:span><text:span text:style-name="T173">()</text:span></text:p>
      <text:p text:style-name="P174">{</text:p>
      <text:p text:style-name="P175"><text:span text:style-name="T176">    </text:span><text:span text:style-name="T177">var</text:span><text:span text:style-name="T178"> </text:span><text:span text:style-name="T179">array</text:span><text:span text:style-name="T180">=[</text:span><text:span text:style-name="T181">"Red"</text:span><text:span text:style-name="T182">, </text:span><text:span text:style-name="T183">"Green"</text:span><text:span text:style-name="T184">, </text:span><text:span text:style-name="T185">"White"</text:span><text:span text:style-name="T186">, </text:span><text:span text:style-name="T187">"Black"</text:span><text:span text:style-name="T188">];</text:span></text:p>
      <text:p text:style-name="P189"><text:span text:style-name="T190">    </text:span><text:span text:style-name="T191">console</text:span><text:span text:style-name="T192">.</text:span><text:span text:style-name="T193">log</text:span><text:span text:style-name="T194">(</text:span><text:span text:style-name="T195">"Joining with space : "</text:span><text:span text:style-name="T196">,</text:span><text:span text:style-name="T197">array</text:span><text:span text:style-name="T198">.</text:span><text:span text:style-name="T199">join</text:span><text:span text:style-name="T200">(</text:span><text:span text:style-name="T201">" "</text:span><text:span text:style-name="T202">));</text:span></text:p>
      <text:p text:style-name="P203"><text:span text:style-name="T204">    </text:span><text:span text:style-name="T205">console</text:span><text:span text:style-name="T206">.</text:span><text:span text:style-name="T207">log</text:span><text:span text:style-name="T208">(</text:span><text:span text:style-name="T209">"Joining with , : "</text:span><text:span text:style-name="T210">,</text:span><text:span text:style-name="T211">array</text:span><text:span text:style-name="T212">.</text:span><text:span text:style-name="T213">join</text:span><text:span text:style-name="T214">(</text:span><text:span text:style-name="T215">","</text:span><text:span text:style-name="T216">));</text:span></text:p>
      <text:p text:style-name="P217"><text:span text:style-name="T218">    </text:span><text:span text:style-name="T219">console</text:span><text:span text:style-name="T220">.</text:span><text:span text:style-name="T221">log</text:span><text:span text:style-name="T222">(</text:span><text:span text:style-name="T223">"Joining with + : "</text:span><text:span text:style-name="T224">,</text:span><text:span text:style-name="T225">array</text:span><text:span text:style-name="T226">.</text:span><text:span text:style-name="T227">join</text:span><text:span text:style-name="T228">(</text:span><text:span text:style-name="T229">"+"</text:span><text:span text:style-name="T230">));</text:span></text:p>
      <text:p text:style-name="P231">}</text:p>
      <text:p text:style-name="P232"/>
      <text:p text:style-name="P233"/>
      <text:p text:style-name="Standard"><text:span text:style-name="T234">4. Write a JavaScript program to sort the items of an array on the basis of joining date.</text:span><text:line-break/>Sample array: testArray = [</text:p>
      <text:p text:style-name="Standard">{id: 7, name: ‘Test1’, joiningDate:<text:s/>"2021-03-16T01:23:30.487Z"},</text:p>
      <text:p text:style-name="Standard">{id: 3, name: ‘Test2’, joiningDate: "2021-03-01T09:55:30.487Z"},</text:p>
      <text:p text:style-name="Standard">{id: 2, name: ‘Test31’, joiningDate: "2021-01-15T02:15:30.487Z"},</text:p>
      <text:p text:style-name="Standard">{id: 5, name: ‘Test81’, joiningDate: "2021-06-14T19:51:30.487Z"},</text:p>
      <text:p text:style-name="Standard">{id: 6, name: ‘Test18’, joiningDate: "2021-04-16T12:43:30.487Z"},</text:p>
      <text:p text:style-name="Standard">{id: 9, name: ‘Test14’, joiningDate: "2021-03-16T12:50:30.487Z"},</text:p>
      <text:p text:style-name="Standard">{id: 8, name: ‘Test21’, joiningDate: "2021-02-26T19:50:30.487Z"},</text:p>
      <text:p text:style-name="Standard">{id: 1, name: ‘Test11’, joiningDate: "2021-01-09T19:50:30.487Z"},</text:p>
      <text:p text:style-name="Standard">];</text:p>
      <text:p text:style-name="Standard"/>
      <text:p text:style-name="Standard">Solution:</text:p>
      <text:p text:style-name="Standard"/>
      <text:p text:style-name="P235"><text:span text:style-name="T236">functio</text:span><text:span text:style-name="T237">n</text:span><text:span text:style-name="T238"> </text:span><text:span text:style-name="T239">task4</text:span><text:span text:style-name="T240">()</text:span></text:p>
      <text:p text:style-name="P241">{</text:p>
      <text:p text:style-name="P242"><text:span text:style-name="T243">    </text:span><text:span text:style-name="T244">var</text:span><text:span text:style-name="T245"> </text:span><text:span text:style-name="T246">testArray</text:span><text:span text:style-name="T247"> = [</text:span></text:p>
      <text:p text:style-name="P248"><text:span text:style-name="T249">        {</text:span><text:span text:style-name="T250">id:</text:span><text:span text:style-name="T251"> </text:span><text:span text:style-name="T252">7</text:span><text:span text:style-name="T253">, </text:span><text:span text:style-name="T254">name:</text:span><text:span text:style-name="T255"> </text:span><text:span text:style-name="T256">"Test1"</text:span><text:span text:style-name="T257">, </text:span><text:span text:style-name="T258">joiningDate:</text:span><text:span text:style-name="T259"> </text:span><text:span text:style-name="T260">"2021-03-16T01:23:30.487Z"</text:span><text:span text:style-name="T261">},</text:span></text:p>
      <text:p text:style-name="P262"><text:span text:style-name="T263">        {</text:span><text:span text:style-name="T264">id:</text:span><text:span text:style-name="T265"> </text:span><text:span text:style-name="T266">3</text:span><text:span text:style-name="T267">, </text:span><text:span text:style-name="T268">name:</text:span><text:span text:style-name="T269"> </text:span><text:span text:style-name="T270">"Test2"</text:span><text:span text:style-name="T271">, </text:span><text:span text:style-name="T272">joiningDate:</text:span><text:span text:style-name="T273"> </text:span><text:span text:style-name="T274">"2021-03-01T09:55:30.487Z"</text:span><text:span text:style-name="T275">},</text:span></text:p>
      <text:p text:style-name="P276"><text:span text:style-name="T277">        {</text:span><text:span text:style-name="T278">id:</text:span><text:span text:style-name="T279"> </text:span><text:span text:style-name="T280">2</text:span><text:span text:style-name="T281">, </text:span><text:span text:style-name="T282">name:</text:span><text:span text:style-name="T283"> </text:span><text:span text:style-name="T284">"Test31"</text:span><text:span text:style-name="T285">, </text:span><text:span text:style-name="T286">joiningDate:</text:span><text:span text:style-name="T287"> </text:span><text:span text:style-name="T288">"2021-01-15T02:15:30.487Z"</text:span><text:span text:style-name="T289">},</text:span></text:p>
      <text:p text:style-name="P290"><text:span text:style-name="T291">        {</text:span><text:span text:style-name="T292">id:</text:span><text:span text:style-name="T293"> </text:span><text:span text:style-name="T294">5</text:span><text:span text:style-name="T295">, </text:span><text:span text:style-name="T296">name:</text:span><text:span text:style-name="T297"> </text:span><text:span text:style-name="T298">"Test81"</text:span><text:span text:style-name="T299">, </text:span><text:span text:style-name="T300">joiningDate:</text:span><text:span text:style-name="T301"> </text:span><text:span text:style-name="T302">"2021-06-14T19:51:30.487Z"</text:span><text:span text:style-name="T303">},</text:span></text:p>
      <text:p text:style-name="P304"><text:span text:style-name="T305">        {</text:span><text:span text:style-name="T306">id:</text:span><text:span text:style-name="T307"> </text:span><text:span text:style-name="T308">6</text:span><text:span text:style-name="T309">, </text:span><text:span text:style-name="T310">name:</text:span><text:span text:style-name="T311"> </text:span><text:span text:style-name="T312">"Test18"</text:span><text:span text:style-name="T313">, </text:span><text:span text:style-name="T314">joiningDate:</text:span><text:span text:style-name="T315"> </text:span><text:span text:style-name="T316">"2021-04-16T12:43:30.487Z"</text:span><text:span text:style-name="T317">},</text:span></text:p>
      <text:p text:style-name="P318"><text:span text:style-name="T319">        {</text:span><text:span text:style-name="T320">id:</text:span><text:span text:style-name="T321"> </text:span><text:span text:style-name="T322">9</text:span><text:span text:style-name="T323">, </text:span><text:span text:style-name="T324">name:</text:span><text:span text:style-name="T325"> </text:span><text:span text:style-name="T326">"Test14"</text:span><text:span text:style-name="T327">, </text:span><text:span text:style-name="T328">joiningDate:</text:span><text:span text:style-name="T329"> </text:span><text:span text:style-name="T330">"2021-03-16T12:50:30.487Z"</text:span><text:span text:style-name="T331">},</text:span></text:p>
      <text:p text:style-name="P332"><text:span text:style-name="T333">        {</text:span><text:span text:style-name="T334">id:</text:span><text:span text:style-name="T335"> </text:span><text:span text:style-name="T336">8</text:span><text:span text:style-name="T337">, </text:span><text:span text:style-name="T338">name:</text:span><text:span text:style-name="T339"> </text:span><text:span text:style-name="T340">"Test21"</text:span><text:span text:style-name="T341">, </text:span><text:span text:style-name="T342">joiningDate:</text:span><text:span text:style-name="T343"> </text:span><text:span text:style-name="T344">"2021-02-26T19:50:30.487Z"</text:span><text:span text:style-name="T345">},</text:span></text:p>
      <text:p text:style-name="P346"><text:span text:style-name="T347">        {</text:span><text:span text:style-name="T348">id:</text:span><text:span text:style-name="T349"> </text:span><text:span text:style-name="T350">1</text:span><text:span text:style-name="T351">, </text:span><text:span text:style-name="T352">name:</text:span><text:span text:style-name="T353"> </text:span><text:span text:style-name="T354">"Test11"</text:span><text:span text:style-name="T355">, </text:span><text:span text:style-name="T356">joiningDate:</text:span><text:span text:style-name="T357"> </text:span><text:span text:style-name="T358">"2021-01-09T19:50:30.487Z"</text:span><text:span text:style-name="T359">},</text:span></text:p>
      <text:p text:style-name="P360">    ];</text:p>
      <text:p text:style-name="P361"><text:span text:style-name="T362">    </text:span><text:span text:style-name="T363">for</text:span><text:span text:style-name="T364"> (</text:span><text:span text:style-name="T365">var</text:span><text:span text:style-name="T366"> </text:span><text:span text:style-name="T367">x</text:span><text:span text:style-name="T368"> </text:span><text:span text:style-name="T369">in</text:span><text:span text:style-name="T370"> </text:span><text:span text:style-name="T371">testArray</text:span><text:span text:style-name="T372">) </text:span></text:p>
      <text:p text:style-name="P373">    {</text:p>
      <text:p text:style-name="P374"><text:span text:style-name="T375">        </text:span><text:span text:style-name="T376">testArray</text:span><text:span text:style-name="T377">[</text:span><text:span text:style-name="T378">x</text:span><text:span text:style-name="T379">].</text:span><text:span text:style-name="T380">joiningDate</text:span><text:span text:style-name="T381">=</text:span><text:span text:style-name="T382">Date</text:span><text:span text:style-name="T383">.</text:span><text:span text:style-name="T384">parse</text:span><text:span text:style-name="T385">(</text:span><text:span text:style-name="T386">testArray</text:span><text:span text:style-name="T387">[</text:span><text:span text:style-name="T388">x</text:span><text:span text:style-name="T389">].</text:span><text:span text:style-name="T390">joiningDate</text:span><text:span text:style-name="T391">);</text:span></text:p>
      <text:p text:style-name="P392">    }</text:p>
      <text:p text:style-name="P393"><text:span text:style-name="T394">    </text:span><text:span text:style-name="T395">testArray</text:span><text:span text:style-name="T396">.</text:span><text:span text:style-name="T397">sort</text:span><text:span text:style-name="T398">((</text:span><text:span text:style-name="T399">a</text:span><text:span text:style-name="T400">,</text:span><text:span text:style-name="T401">b</text:span><text:span text:style-name="T402">)</text:span><text:span text:style-name="T403">=&gt;</text:span><text:span text:style-name="T404"> </text:span><text:span text:style-name="T405">a</text:span><text:span text:style-name="T406">.</text:span><text:span text:style-name="T407">joiningDate</text:span><text:span text:style-name="T408"> -</text:span><text:span text:style-name="T409">b</text:span><text:span text:style-name="T410">.</text:span><text:span text:style-name="T411">joiningDate</text:span><text:span text:style-name="T412">);</text:span></text:p>
      <text:p text:style-name="P413"><text:span text:style-name="T414">    </text:span><text:span text:style-name="T415">console</text:span><text:span text:style-name="T416">.</text:span><text:span text:style-name="T417">log</text:span><text:span text:style-name="T418">(</text:span><text:span text:style-name="T419">testArray</text:span><text:span text:style-name="T420">);</text:span></text:p>
      <text:p text:style-name="P421"/>
      <text:p text:style-name="P422">}</text:p>
      <text:p text:style-name="Standard"/>
      <text:p text:style-name="Standard"/>
      <text:p text:style-name="Standard"><text:span text:style-name="T423">5. Write a JavaScript program which prints the elements of the following array</text:span><text:line-break/>Note : Use nested for<text:s/>loops.<text:line-break/>Sample array : var a = [[1, 2, 1, 24], [8, 11, 9, 4], [7, 0, 7, 27], [7, 4, 28, 14], [3, 10, 26, 7]];</text:p>
      <text:p text:style-name="Standard"/>
      <text:p text:style-name="Standard">Solution:</text:p>
      <text:p text:style-name="P424"><text:span text:style-name="T425">function</text:span><text:span text:style-name="T426"> </text:span><text:span text:style-name="T427">task5</text:span><text:span text:style-name="T428">()</text:span></text:p>
      <text:p text:style-name="P429">{</text:p>
      <text:p text:style-name="P430"><text:span text:style-name="T431">    </text:span><text:span text:style-name="T432">var</text:span><text:span text:style-name="T433"> </text:span><text:span text:style-name="T434">array</text:span><text:span text:style-name="T435"> = [[</text:span><text:span text:style-name="T436">1</text:span><text:span text:style-name="T437">, </text:span><text:span text:style-name="T438">2</text:span><text:span text:style-name="T439">, </text:span><text:span text:style-name="T440">1</text:span><text:span text:style-name="T441">, </text:span><text:span text:style-name="T442">24</text:span><text:span text:style-name="T443">], [</text:span><text:span text:style-name="T444">8</text:span><text:span text:style-name="T445">, </text:span><text:span text:style-name="T446">11</text:span><text:span text:style-name="T447">, </text:span><text:span text:style-name="T448">9</text:span><text:span text:style-name="T449">, </text:span><text:span text:style-name="T450">4</text:span><text:span text:style-name="T451">], [</text:span><text:span text:style-name="T452">7</text:span><text:span text:style-name="T453">, </text:span><text:span text:style-name="T454">0</text:span><text:span text:style-name="T455">, </text:span><text:span text:style-name="T456">7</text:span><text:span text:style-name="T457">, </text:span><text:span text:style-name="T458">27</text:span><text:span text:style-name="T459">], [</text:span><text:span text:style-name="T460">7</text:span><text:span text:style-name="T461">, </text:span><text:span text:style-name="T462">4</text:span><text:span text:style-name="T463">, </text:span><text:span text:style-name="T464">28</text:span><text:span text:style-name="T465">, </text:span><text:span text:style-name="T466">14</text:span><text:span text:style-name="T467">], [</text:span><text:span text:style-name="T468">3</text:span><text:span text:style-name="T469">, </text:span><text:span text:style-name="T470">10</text:span><text:span text:style-name="T471">, </text:span><text:span text:style-name="T472">26</text:span><text:span text:style-name="T473">, </text:span><text:span text:style-name="T474">7</text:span><text:span text:style-name="T475">]];</text:span></text:p>
      <text:p text:style-name="P476"><text:span text:style-name="T477">    </text:span><text:span text:style-name="T478">console</text:span><text:span text:style-name="T479">.</text:span><text:span text:style-name="T480">log</text:span><text:span text:style-name="T481">(</text:span><text:span text:style-name="T482">"Output : "</text:span><text:span text:style-name="T483">);</text:span></text:p>
      <text:p text:style-name="P484"><text:span text:style-name="T485">    </text:span><text:span text:style-name="T486">for</text:span><text:span text:style-name="T487"> (</text:span><text:span text:style-name="T488">let</text:span><text:span text:style-name="T489"> </text:span><text:span text:style-name="T490">i</text:span><text:span text:style-name="T491">=</text:span><text:span text:style-name="T492">0</text:span><text:span text:style-name="T493">;</text:span><text:span text:style-name="T494">i</text:span><text:span text:style-name="T495">&lt;</text:span><text:span text:style-name="T496">array</text:span><text:span text:style-name="T497">.</text:span><text:span text:style-name="T498">length</text:span><text:span text:style-name="T499">;</text:span><text:span text:style-name="T500">i</text:span><text:span text:style-name="T501">++)</text:span></text:p>
      <text:p text:style-name="P502">    {</text:p>
      <text:p text:style-name="P503"><text:span text:style-name="T504">        </text:span><text:span text:style-name="T505">for</text:span><text:span text:style-name="T506"> (</text:span><text:span text:style-name="T507">let</text:span><text:span text:style-name="T508"> </text:span><text:span text:style-name="T509">j</text:span><text:span text:style-name="T510">=</text:span><text:span text:style-name="T511">0</text:span><text:span text:style-name="T512">;</text:span><text:span text:style-name="T513">j</text:span><text:span text:style-name="T514">&lt;</text:span><text:span text:style-name="T515">array</text:span><text:span text:style-name="T516">[</text:span><text:span text:style-name="T517">0</text:span><text:span text:style-name="T518">].</text:span><text:span text:style-name="T519">length</text:span><text:span text:style-name="T520">;</text:span><text:span text:style-name="T521">j</text:span><text:span text:style-name="T522">++)</text:span></text:p>
      <text:p text:style-name="P523">        {</text:p>
      <text:p text:style-name="P524"><text:span text:style-name="T525">            </text:span><text:span text:style-name="T526">console</text:span><text:span text:style-name="T527">.</text:span><text:span text:style-name="T528">log</text:span><text:span text:style-name="T529">(</text:span><text:span text:style-name="T530">array</text:span><text:span text:style-name="T531">[</text:span><text:span text:style-name="T532">i</text:span><text:span text:style-name="T533">][</text:span><text:span text:style-name="T534">j</text:span><text:span text:style-name="T535">]);</text:span></text:p>
      <text:p text:style-name="P536">        }</text:p>
      <text:p text:style-name="P537">    }</text:p>
      <text:p text:style-name="P538">}</text:p>
      <text:p text:style-name="Standard"/>
      <text:p text:style-name="Standard"/>
      <text:p text:style-name="P539">6. Write a JavaScript program to get input from text box and print it as array of<text:s/>string.</text:p>
      <text:p text:style-name="Standard">Sample Input: ‘My name is test!’;</text:p>
      <text:p text:style-name="Standard">Expected Output:</text:p>
      <text:p text:style-name="Standard">[‘M’,’y’, ‘ ’,’n’,’a’,’m’,’e’,’ ’, ’i’,’s’,’ ’,’t’,’e’,’s’,’t’,’!’]</text:p>
      <text:p text:style-name="Standard"/>
      <text:p text:style-name="Standard">Solution:</text:p>
      <text:p text:style-name="P540"/>
      <text:p text:style-name="P541"><text:span text:style-name="T542">function</text:span><text:span text:style-name="T543"> </text:span><text:span text:style-name="T544">task6</text:span><text:span text:style-name="T545">()</text:span></text:p>
      <text:p text:style-name="P546">{</text:p>
      <text:p text:style-name="P547"><text:span text:style-name="T548">    </text:span><text:span text:style-name="T549">var</text:span><text:span text:style-name="T550"> </text:span><text:span text:style-name="T551">string</text:span><text:span text:style-name="T552">=</text:span><text:span text:style-name="T553">document</text:span><text:span text:style-name="T554">.</text:span><text:span text:style-name="T555">getElementById</text:span><text:span text:style-name="T556">(</text:span><text:span text:style-name="T557">"inputStr"</text:span><text:span text:style-name="T558">).</text:span><text:span text:style-name="T559">value</text:span><text:span text:style-name="T560">;</text:span></text:p>
      <text:p text:style-name="P561"><text:span text:style-name="T562">    </text:span><text:span text:style-name="T563">console</text:span><text:span text:style-name="T564">.</text:span><text:span text:style-name="T565">log</text:span><text:span text:style-name="T566">(</text:span><text:span text:style-name="T567">"String : "</text:span><text:span text:style-name="T568">,</text:span><text:span text:style-name="T569">string</text:span><text:span text:style-name="T570">);</text:span></text:p>
      <text:p text:style-name="P571"><text:span text:style-name="T572">    </text:span><text:span text:style-name="T573">var</text:span><text:span text:style-name="T574"> </text:span><text:span text:style-name="T575">subString</text:span><text:span text:style-name="T576">=</text:span><text:span text:style-name="T577">string</text:span><text:span text:style-name="T578">.</text:span><text:span text:style-name="T579">split</text:span><text:span text:style-name="T580">(</text:span><text:span text:style-name="T581">""</text:span><text:span text:style-name="T582">);;</text:span></text:p>
      <text:p text:style-name="P583"><text:span text:style-name="T584">    </text:span><text:span text:style-name="T585">console</text:span><text:span text:style-name="T586">.</text:span><text:span text:style-name="T587">log</text:span><text:span text:style-name="T588">(</text:span><text:span text:style-name="T589">subString</text:span><text:span text:style-name="T590">);</text:span></text:p>
      <text:p text:style-name="P591"/>
      <text:p text:style-name="P592">}</text:p>
      <text:p text:style-name="P593"/>
      <text:p text:style-name="P594"/>
      <text:p text:style-name="Standard"><text:span text:style-name="T595">7. Write a program to copy obj1 to obj2 using object methods.</text:span></text:p>
      <text:p text:style-name="Standard">Sample Input: obj1 = {id: 4, name: ‘Test1’, joiningDate: ‘"2021-01-09T19:50:30.487Z"’}</text:p>
      <text:p text:style-name="Standard">obj2: undefined</text:p>
      <text:p text:style-name="Standard">Expected:</text:p>
      <text:p text:style-name="Standard">obj1 = {id: 4, name:<text:s/>‘Test1’, joiningDate: "2021-01-09T19:50:30.487Z"}</text:p>
      <text:p text:style-name="Standard">obj2 = {id: 4, name: ‘Test1’, joiningDate: "2021-01-09T19:50:30.487Z"}</text:p>
      <text:p text:style-name="Standard"/>
      <text:p text:style-name="P596"><text:span text:style-name="T597">function</text:span><text:span text:style-name="T598"> </text:span><text:span text:style-name="T599">task7</text:span><text:span text:style-name="T600">()</text:span></text:p>
      <text:p text:style-name="P601">{</text:p>
      <text:p text:style-name="P602"><text:span text:style-name="T603">    </text:span><text:span text:style-name="T604">var</text:span><text:span text:style-name="T605"> </text:span><text:span text:style-name="T606">obj1</text:span><text:span text:style-name="T607"> = {</text:span><text:span text:style-name="T608">id:</text:span><text:span text:style-name="T609"> </text:span><text:span text:style-name="T610">4</text:span><text:span text:style-name="T611">, </text:span><text:span text:style-name="T612">name:</text:span><text:span text:style-name="T613"> </text:span><text:span text:style-name="T614">"Test1"</text:span><text:span text:style-name="T615">, </text:span><text:span text:style-name="T616">joiningDate:</text:span><text:span text:style-name="T617"> </text:span><text:span text:style-name="T618">"2021-01-09T19:50:30.487Z"</text:span><text:span text:style-name="T619">}</text:span></text:p>
      <text:p text:style-name="P620"><text:span text:style-name="T621">    </text:span><text:span text:style-name="T622">var</text:span><text:span text:style-name="T623"> </text:span><text:span text:style-name="T624">obj2</text:span><text:span text:style-name="T625">={};</text:span></text:p>
      <text:p text:style-name="P626"><text:span text:style-name="T627">    </text:span><text:span text:style-name="T628">obj2</text:span><text:span text:style-name="T629">=</text:span><text:span text:style-name="T630">Object</text:span><text:span text:style-name="T631">.</text:span><text:span text:style-name="T632">assign</text:span><text:span text:style-name="T633">(</text:span><text:span text:style-name="T634">obj1</text:span><text:span text:style-name="T635">,</text:span><text:span text:style-name="T636">obj2</text:span><text:span text:style-name="T637">);</text:span></text:p>
      <text:soft-page-break/>
      <text:p text:style-name="P638"><text:span text:style-name="T639">    </text:span><text:span text:style-name="T640">console</text:span><text:span text:style-name="T641">.</text:span><text:span text:style-name="T642">log</text:span><text:span text:style-name="T643">(</text:span><text:span text:style-name="T644">obj2</text:span><text:span text:style-name="T645">);</text:span></text:p>
      <text:p text:style-name="P646">}</text:p>
      <text:p text:style-name="Standard"/>
      <text:p text:style-name="Standard"/>
      <text:p text:style-name="Standard"><text:span text:style-name="T647">8. Write a program to find sum and product of the following array using array method.</text:span><text:span text:style-name="T648"><text:line-break/></text:span>Sample array:<text:s/><text:span text:style-name="T649">array = [1, 2, 3, 4, 5, 6]</text:span></text:p>
      <text:p text:style-name="Standard">Sum: 21</text:p>
      <text:p text:style-name="Standard">Product: 720</text:p>
      <text:p text:style-name="Standard"/>
      <text:p text:style-name="Standard">Solution:</text:p>
      <text:p text:style-name="P650"><text:span text:style-name="T651">function</text:span><text:span text:style-name="T652"> </text:span><text:span text:style-name="T653">task8</text:span><text:span text:style-name="T654">()</text:span></text:p>
      <text:p text:style-name="P655">{</text:p>
      <text:p text:style-name="P656"><text:span text:style-name="T657">   </text:span><text:span text:style-name="T658">var</text:span><text:span text:style-name="T659"> </text:span><text:span text:style-name="T660">array</text:span><text:span text:style-name="T661"> = [</text:span><text:span text:style-name="T662">1</text:span><text:span text:style-name="T663">, </text:span><text:span text:style-name="T664">2</text:span><text:span text:style-name="T665">, </text:span><text:span text:style-name="T666">3</text:span><text:span text:style-name="T667">, </text:span><text:span text:style-name="T668">4</text:span><text:span text:style-name="T669">, </text:span><text:span text:style-name="T670">5</text:span><text:span text:style-name="T671">, </text:span><text:span text:style-name="T672">6</text:span><text:span text:style-name="T673">];</text:span></text:p>
      <text:p text:style-name="P674"><text:span text:style-name="T675">   </text:span><text:span text:style-name="T676">var</text:span><text:span text:style-name="T677"> </text:span><text:span text:style-name="T678">sum</text:span><text:span text:style-name="T679">=</text:span><text:span text:style-name="T680">0</text:span><text:span text:style-name="T681">;</text:span></text:p>
      <text:p text:style-name="P682"><text:span text:style-name="T683">   </text:span><text:span text:style-name="T684">var</text:span><text:span text:style-name="T685"> </text:span><text:span text:style-name="T686">product</text:span><text:span text:style-name="T687">=</text:span><text:span text:style-name="T688">1</text:span><text:span text:style-name="T689">;</text:span></text:p>
      <text:p text:style-name="P690"><text:span text:style-name="T691">   </text:span><text:span text:style-name="T692">sum</text:span><text:span text:style-name="T693">=</text:span><text:span text:style-name="T694">array</text:span><text:span text:style-name="T695">.</text:span><text:span text:style-name="T696">reduce</text:span><text:span text:style-name="T697">(</text:span><text:span text:style-name="T698">CalculateSum</text:span><text:span text:style-name="T699">);</text:span></text:p>
      <text:p text:style-name="P700"><text:span text:style-name="T701">   </text:span><text:span text:style-name="T702">function</text:span><text:span text:style-name="T703"> </text:span><text:span text:style-name="T704">CalculateSum</text:span><text:span text:style-name="T705">(</text:span><text:span text:style-name="T706">total</text:span><text:span text:style-name="T707">,</text:span><text:span text:style-name="T708">value</text:span><text:span text:style-name="T709">,</text:span><text:span text:style-name="T710">index</text:span><text:span text:style-name="T711">,</text:span><text:span text:style-name="T712">array</text:span><text:span text:style-name="T713">)</text:span></text:p>
      <text:p text:style-name="P714">   {</text:p>
      <text:p text:style-name="P715"><text:span text:style-name="T716">       </text:span><text:span text:style-name="T717">return</text:span><text:span text:style-name="T718"> </text:span><text:span text:style-name="T719">total</text:span><text:span text:style-name="T720">+</text:span><text:span text:style-name="T721">value</text:span><text:span text:style-name="T722">;</text:span></text:p>
      <text:p text:style-name="P723">   }</text:p>
      <text:p text:style-name="P724"><text:span text:style-name="T725">   </text:span><text:span text:style-name="T726">product</text:span><text:span text:style-name="T727">=</text:span><text:span text:style-name="T728">array</text:span><text:span text:style-name="T729">.</text:span><text:span text:style-name="T730">reduce</text:span><text:span text:style-name="T731">(</text:span><text:span text:style-name="T732">CalculateProduct</text:span><text:span text:style-name="T733">);</text:span></text:p>
      <text:p text:style-name="P734"><text:span text:style-name="T735">   </text:span><text:span text:style-name="T736">function</text:span><text:span text:style-name="T737"> </text:span><text:span text:style-name="T738">CalculateProduct</text:span><text:span text:style-name="T739">(</text:span><text:span text:style-name="T740">total</text:span><text:span text:style-name="T741">,</text:span><text:span text:style-name="T742">value</text:span><text:span text:style-name="T743">,</text:span><text:span text:style-name="T744">index</text:span><text:span text:style-name="T745">,</text:span><text:span text:style-name="T746">array</text:span><text:span text:style-name="T747">)</text:span></text:p>
      <text:p text:style-name="P748">   {</text:p>
      <text:p text:style-name="P749"><text:span text:style-name="T750">       </text:span><text:span text:style-name="T751">return</text:span><text:span text:style-name="T752"> </text:span><text:span text:style-name="T753">total</text:span><text:span text:style-name="T754">*</text:span><text:span text:style-name="T755">value</text:span><text:span text:style-name="T756">;</text:span></text:p>
      <text:p text:style-name="P757">   }</text:p>
      <text:p text:style-name="P758"><text:span text:style-name="T759">   </text:span><text:span text:style-name="T760">console</text:span><text:span text:style-name="T761">.</text:span><text:span text:style-name="T762">log</text:span><text:span text:style-name="T763">(</text:span><text:span text:style-name="T764">"Array : "</text:span><text:span text:style-name="T765">,</text:span><text:span text:style-name="T766">array</text:span><text:span text:style-name="T767">);</text:span></text:p>
      <text:p text:style-name="P768"><text:span text:style-name="T769">   </text:span><text:span text:style-name="T770">console</text:span><text:span text:style-name="T771">.</text:span><text:span text:style-name="T772">log</text:span><text:span text:style-name="T773">(</text:span><text:span text:style-name="T774">"Sum : "</text:span><text:span text:style-name="T775">,</text:span><text:span text:style-name="T776">sum</text:span><text:span text:style-name="T777">);</text:span></text:p>
      <text:p text:style-name="P778"><text:span text:style-name="T779">   </text:span><text:span text:style-name="T780">console</text:span><text:span text:style-name="T781">.</text:span><text:span text:style-name="T782">log</text:span><text:span text:style-name="T783">(</text:span><text:span text:style-name="T784">"Product : "</text:span><text:span text:style-name="T785">,</text:span><text:span text:style-name="T786">product</text:span><text:span text:style-name="T787">);</text:span></text:p>
      <text:p text:style-name="P788">}</text:p>
      <text:p text:style-name="Standard"/>
      <text:p text:style-name="Standard"/>
      <text:p text:style-name="Standard"><text:span text:style-name="T789">9. There are two arrays with individual values, write a JavaScript program to compute the sum of<text:s/></text:span><text:span text:style-name="T790">each individual index value from the given arrays. Free to use logic or array methods</text:span><text:line-break/>Sample array :<text:s/><text:line-break/>array1 = [1,0,2,3,4];<text:line-break/>array2 = [3,5,6,7,8,13];<text:line-break/>Expected Output :<text:s/><text:line-break/>[4, 5, 8, 10, 12, 13]</text:p>
      <text:p text:style-name="Standard"/>
      <text:p text:style-name="P791"><text:span text:style-name="T792">function</text:span><text:span text:style-name="T793"> </text:span><text:span text:style-name="T794">task9</text:span><text:span text:style-name="T795">()</text:span></text:p>
      <text:p text:style-name="P796">{</text:p>
      <text:p text:style-name="P797"><text:span text:style-name="T798">    </text:span><text:span text:style-name="T799">var</text:span><text:span text:style-name="T800"> </text:span><text:span text:style-name="T801">array1</text:span><text:span text:style-name="T802"> = [</text:span><text:span text:style-name="T803">1</text:span><text:span text:style-name="T804">,</text:span><text:span text:style-name="T805">0</text:span><text:span text:style-name="T806">,</text:span><text:span text:style-name="T807">2</text:span><text:span text:style-name="T808">,</text:span><text:span text:style-name="T809">3</text:span><text:span text:style-name="T810">,</text:span><text:span text:style-name="T811">4</text:span><text:span text:style-name="T812">,</text:span><text:span text:style-name="T813">1</text:span><text:span text:style-name="T814">,</text:span><text:span text:style-name="T815">2</text:span><text:span text:style-name="T816">,</text:span><text:span text:style-name="T817">3</text:span><text:span text:style-name="T818">,</text:span><text:span text:style-name="T819">4</text:span><text:span text:style-name="T820">,</text:span><text:span text:style-name="T821">5</text:span><text:span text:style-name="T822">,</text:span><text:span text:style-name="T823">6</text:span><text:span text:style-name="T824">,</text:span><text:span text:style-name="T825">7</text:span><text:span text:style-name="T826">];</text:span></text:p>
      <text:p text:style-name="P827"><text:span text:style-name="T828">    </text:span><text:span text:style-name="T829">var</text:span><text:span text:style-name="T830"> </text:span><text:span text:style-name="T831">array2</text:span><text:span text:style-name="T832"> = [</text:span><text:span text:style-name="T833">3</text:span><text:span text:style-name="T834">,</text:span><text:span text:style-name="T835">5</text:span><text:span text:style-name="T836">,</text:span><text:span text:style-name="T837">6</text:span><text:span text:style-name="T838">,</text:span><text:span text:style-name="T839">7</text:span><text:span text:style-name="T840">,</text:span><text:span text:style-name="T841">8</text:span><text:span text:style-name="T842">,</text:span><text:span text:style-name="T843">13</text:span><text:span text:style-name="T844">,</text:span><text:span text:style-name="T845">14</text:span><text:span text:style-name="T846">];</text:span></text:p>
      <text:p text:style-name="P847"><text:span text:style-name="T848">    </text:span><text:span text:style-name="T849">var</text:span><text:span text:style-name="T850"> </text:span><text:span text:style-name="T851">array3</text:span><text:span text:style-name="T852">=[];</text:span></text:p>
      <text:p text:style-name="P853"><text:span text:style-name="T854">    </text:span><text:span text:style-name="T855">var</text:span><text:span text:style-name="T856"> </text:span><text:span text:style-name="T857">finalSize</text:span><text:span text:style-name="T858">=</text:span><text:span text:style-name="T859">Math</text:span><text:span text:style-name="T860">.</text:span><text:span text:style-name="T861">max</text:span><text:span text:style-name="T862">(</text:span><text:span text:style-name="T863">array1</text:span><text:span text:style-name="T864">.</text:span><text:span text:style-name="T865">length</text:span><text:span text:style-name="T866">,</text:span><text:span text:style-name="T867">array2</text:span><text:span text:style-name="T868">.</text:span><text:span text:style-name="T869">length</text:span><text:span text:style-name="T870">);</text:span></text:p>
      <text:p text:style-name="P871"><text:span text:style-name="T872">    </text:span><text:span text:style-name="T873">var</text:span><text:span text:style-name="T874"> </text:span><text:span text:style-name="T875">shortSize</text:span><text:span text:style-name="T876">=</text:span><text:span text:style-name="T877">Math</text:span><text:span text:style-name="T878">.</text:span><text:span text:style-name="T879">min</text:span><text:span text:style-name="T880">(</text:span><text:span text:style-name="T881">array2</text:span><text:span text:style-name="T882">.</text:span><text:span text:style-name="T883">length</text:span><text:span text:style-name="T884">,</text:span><text:span text:style-name="T885">array1</text:span><text:span text:style-name="T886">.</text:span><text:span text:style-name="T887">length</text:span><text:span text:style-name="T888">);</text:span></text:p>
      <text:p text:style-name="P889"><text:span text:style-name="T890">    </text:span><text:span text:style-name="T891">var</text:span><text:span text:style-name="T892"> </text:span><text:span text:style-name="T893">counter</text:span><text:span text:style-name="T894">=</text:span><text:span text:style-name="T895">0</text:span><text:span text:style-name="T896">;</text:span></text:p>
      <text:p text:style-name="P897"><text:span text:style-name="T898">   </text:span><text:span text:style-name="T899">for</text:span><text:span text:style-name="T900">(</text:span><text:span text:style-name="T901">let</text:span><text:span text:style-name="T902"> </text:span><text:span text:style-name="T903">i</text:span><text:span text:style-name="T904">=</text:span><text:span text:style-name="T905">0</text:span><text:span text:style-name="T906">;</text:span><text:span text:style-name="T907">i</text:span><text:span text:style-name="T908">&lt;</text:span><text:span text:style-name="T909">shortSize</text:span><text:span text:style-name="T910">;</text:span><text:span text:style-name="T911">i</text:span><text:span text:style-name="T912">++)</text:span></text:p>
      <text:p text:style-name="P913">   {</text:p>
      <text:p text:style-name="P914"><text:span text:style-name="T915">       </text:span><text:span text:style-name="T916">array3</text:span><text:span text:style-name="T917">[</text:span><text:span text:style-name="T918">i</text:span><text:span text:style-name="T919">]=</text:span><text:span text:style-name="T920">array1</text:span><text:span text:style-name="T921">[</text:span><text:span text:style-name="T922">i</text:span><text:span text:style-name="T923">]+</text:span><text:span text:style-name="T924">array2</text:span><text:span text:style-name="T925">[</text:span><text:span text:style-name="T926">i</text:span><text:span text:style-name="T927">];</text:span></text:p>
      <text:p text:style-name="P928"><text:span text:style-name="T929">       </text:span><text:span text:style-name="T930">counter</text:span><text:span text:style-name="T931">++;</text:span></text:p>
      <text:soft-page-break/>
      <text:p text:style-name="P932">   }</text:p>
      <text:p text:style-name="P933"><text:span text:style-name="T934">   </text:span><text:span text:style-name="T935">if</text:span><text:span text:style-name="T936"> (</text:span><text:span text:style-name="T937">array1</text:span><text:span text:style-name="T938">.</text:span><text:span text:style-name="T939">length</text:span><text:span text:style-name="T940">&gt;</text:span><text:span text:style-name="T941">shortSize</text:span><text:span text:style-name="T942">)</text:span></text:p>
      <text:p text:style-name="P943">   {</text:p>
      <text:p text:style-name="P944"><text:span text:style-name="T945">        </text:span><text:span text:style-name="T946">for</text:span><text:span text:style-name="T947"> (</text:span><text:span text:style-name="T948">let</text:span><text:span text:style-name="T949"> </text:span><text:span text:style-name="T950">i</text:span><text:span text:style-name="T951">=</text:span><text:span text:style-name="T952">counter</text:span><text:span text:style-name="T953">;</text:span><text:span text:style-name="T954">i</text:span><text:span text:style-name="T955">&lt;</text:span><text:span text:style-name="T956">finalSize</text:span><text:span text:style-name="T957">;</text:span><text:span text:style-name="T958">i</text:span><text:span text:style-name="T959">++)</text:span></text:p>
      <text:p text:style-name="P960">        {</text:p>
      <text:p text:style-name="P961"><text:span text:style-name="T962">            </text:span><text:span text:style-name="T963">array3</text:span><text:span text:style-name="T964">[</text:span><text:span text:style-name="T965">i</text:span><text:span text:style-name="T966">]=</text:span><text:span text:style-name="T967">array1</text:span><text:span text:style-name="T968">[</text:span><text:span text:style-name="T969">i</text:span><text:span text:style-name="T970">];</text:span></text:p>
      <text:p text:style-name="P971"><text:span text:style-name="T972">            </text:span><text:span text:style-name="T973">counter</text:span><text:span text:style-name="T974">++;</text:span></text:p>
      <text:p text:style-name="P975">        }</text:p>
      <text:p text:style-name="P976">   }</text:p>
      <text:p text:style-name="P977"><text:span text:style-name="T978">   </text:span><text:span text:style-name="T979">if</text:span><text:span text:style-name="T980"> (</text:span><text:span text:style-name="T981">array2</text:span><text:span text:style-name="T982">.</text:span><text:span text:style-name="T983">length</text:span><text:span text:style-name="T984">&gt;</text:span><text:span text:style-name="T985">shortSize</text:span><text:span text:style-name="T986">)</text:span></text:p>
      <text:p text:style-name="P987">   {</text:p>
      <text:p text:style-name="P988"><text:span text:style-name="T989">       </text:span><text:span text:style-name="T990">for</text:span><text:span text:style-name="T991"> (</text:span><text:span text:style-name="T992">let</text:span><text:span text:style-name="T993"> </text:span><text:span text:style-name="T994">i</text:span><text:span text:style-name="T995">=</text:span><text:span text:style-name="T996">counter</text:span><text:span text:style-name="T997">;</text:span><text:span text:style-name="T998">i</text:span><text:span text:style-name="T999">&lt;</text:span><text:span text:style-name="T1000">finalSize</text:span><text:span text:style-name="T1001">;</text:span><text:span text:style-name="T1002">i</text:span><text:span text:style-name="T1003">++)</text:span></text:p>
      <text:p text:style-name="P1004">        {</text:p>
      <text:p text:style-name="P1005"><text:span text:style-name="T1006">            </text:span><text:span text:style-name="T1007">array3</text:span><text:span text:style-name="T1008">[</text:span><text:span text:style-name="T1009">i</text:span><text:span text:style-name="T1010">]=</text:span><text:span text:style-name="T1011">array2</text:span><text:span text:style-name="T1012">[</text:span><text:span text:style-name="T1013">i</text:span><text:span text:style-name="T1014">];</text:span></text:p>
      <text:p text:style-name="P1015"><text:span text:style-name="T1016">            </text:span><text:span text:style-name="T1017">counter</text:span><text:span text:style-name="T1018">++;</text:span></text:p>
      <text:p text:style-name="P1019">        }</text:p>
      <text:p text:style-name="P1020">   }</text:p>
      <text:p text:style-name="P1021"><text:span text:style-name="T1022">   </text:span><text:span text:style-name="T1023">console</text:span><text:span text:style-name="T1024">.</text:span><text:span text:style-name="T1025">log</text:span><text:span text:style-name="T1026">(</text:span><text:span text:style-name="T1027">"Final OutPut : "</text:span><text:span text:style-name="T1028"> ,</text:span><text:span text:style-name="T1029">array3</text:span><text:span text:style-name="T1030">);</text:span></text:p>
      <text:p text:style-name="P1031">}</text:p>
      <text:p text:style-name="Standard"/>
      <text:p text:style-name="Standard"/>
      <text:p text:style-name="Standard"><text:span text:style-name="T1032">10. Write a JavaScript function to find the difference of two arrays.</text:span><text:span text:style-name="Emphasis"><text:line-break/></text:span><text:span text:style-name="Emphasis">Sample Data</text:span><text:s/>:<text:line-break/>array11: [1, 2,<text:s/>3], array12: [100, 2, 1, 10];</text:p>
      <text:p text:style-name="Standard">array21:[1, 2, 3, 4, 5], array22: [1, [2], [3, [[4]],[5,6]]</text:p>
      <text:p text:style-name="Standard">array31: [1, 2, 3], array32: [100, 2, 1, 10])</text:p>
      <text:p text:style-name="Standard">expected output:<text:line-break/>[3, 10, 100]</text:p>
      <text:p text:style-name="Standard">[6]</text:p>
      <text:p text:style-name="Standard">[3, 10, 100]</text:p>
      <text:p text:style-name="Standard"/>
      <text:p text:style-name="Standard"/>
      <text:p text:style-name="P1033"><text:span text:style-name="T1034">function</text:span><text:span text:style-name="T1035"> </text:span><text:span text:style-name="T1036">task10</text:span><text:span text:style-name="T1037">()</text:span></text:p>
      <text:p text:style-name="P1038">{</text:p>
      <text:p text:style-name="P1039"><text:span text:style-name="T1040">    </text:span><text:span text:style-name="T1041">array1</text:span><text:span text:style-name="T1042">=[</text:span><text:span text:style-name="T1043">1</text:span><text:span text:style-name="T1044">,</text:span><text:span text:style-name="T1045">2</text:span><text:span text:style-name="T1046">,</text:span><text:span text:style-name="T1047">3</text:span><text:span text:style-name="T1048">];</text:span></text:p>
      <text:p text:style-name="P1049"><text:span text:style-name="T1050">    </text:span><text:span text:style-name="T1051">array2</text:span><text:span text:style-name="T1052">=[</text:span><text:span text:style-name="T1053">100</text:span><text:span text:style-name="T1054">,</text:span><text:span text:style-name="T1055">2</text:span><text:span text:style-name="T1056">,</text:span><text:span text:style-name="T1057">1</text:span><text:span text:style-name="T1058">,</text:span><text:span text:style-name="T1059">10</text:span><text:span text:style-name="T1060">];</text:span></text:p>
      <text:p text:style-name="P1061"><text:span text:style-name="T1062">    </text:span><text:span text:style-name="T1063">var</text:span><text:span text:style-name="T1064"> </text:span><text:span text:style-name="T1065">NewArray</text:span><text:span text:style-name="T1066">=[];</text:span></text:p>
      <text:p text:style-name="P1067"><text:span text:style-name="T1068">    </text:span><text:span text:style-name="T1069">/////////(!Array2.includes(array1))     not in array 2 but in array1</text:span></text:p>
      <text:p text:style-name="P1070"><text:span text:style-name="T1071">    </text:span><text:span text:style-name="T1072">for</text:span><text:span text:style-name="T1073"> (</text:span><text:span text:style-name="T1074">var</text:span><text:span text:style-name="T1075"> </text:span><text:span text:style-name="T1076">i</text:span><text:span text:style-name="T1077"> </text:span><text:span text:style-name="T1078">in</text:span><text:span text:style-name="T1079"> </text:span><text:span text:style-name="T1080">array1</text:span><text:span text:style-name="T1081">)</text:span></text:p>
      <text:p text:style-name="P1082">    {</text:p>
      <text:p text:style-name="P1083"><text:span text:style-name="T1084">        </text:span><text:span text:style-name="T1085">if</text:span><text:span text:style-name="T1086"> (!</text:span><text:span text:style-name="T1087">array2</text:span><text:span text:style-name="T1088">.</text:span><text:span text:style-name="T1089">includes</text:span><text:span text:style-name="T1090">(</text:span><text:span text:style-name="T1091">array1</text:span><text:span text:style-name="T1092">[</text:span><text:span text:style-name="T1093">i</text:span><text:span text:style-name="T1094">]))</text:span></text:p>
      <text:p text:style-name="P1095">        {</text:p>
      <text:p text:style-name="P1096"><text:span text:style-name="T1097">            </text:span><text:span text:style-name="T1098">NewArray</text:span><text:span text:style-name="T1099">.</text:span><text:span text:style-name="T1100">push</text:span><text:span text:style-name="T1101">(</text:span><text:span text:style-name="T1102">array1</text:span><text:span text:style-name="T1103">[</text:span><text:span text:style-name="T1104">i</text:span><text:span text:style-name="T1105">]);</text:span></text:p>
      <text:p text:style-name="P1106">        }</text:p>
      <text:p text:style-name="P1107">    }</text:p>
      <text:p text:style-name="P1108"><text:span text:style-name="T1109">    </text:span><text:span text:style-name="T1110">for</text:span><text:span text:style-name="T1111"> (</text:span><text:span text:style-name="T1112">var</text:span><text:span text:style-name="T1113"> </text:span><text:span text:style-name="T1114">i</text:span><text:span text:style-name="T1115"> </text:span><text:span text:style-name="T1116">in</text:span><text:span text:style-name="T1117"> </text:span><text:span text:style-name="T1118">array2</text:span><text:span text:style-name="T1119">)</text:span></text:p>
      <text:p text:style-name="P1120">    {</text:p>
      <text:p text:style-name="P1121"><text:span text:style-name="T1122">        </text:span><text:span text:style-name="T1123">if</text:span><text:span text:style-name="T1124"> (!</text:span><text:span text:style-name="T1125">array1</text:span><text:span text:style-name="T1126">.</text:span><text:span text:style-name="T1127">includes</text:span><text:span text:style-name="T1128">(</text:span><text:span text:style-name="T1129">array2</text:span><text:span text:style-name="T1130">[</text:span><text:span text:style-name="T1131">i</text:span><text:span text:style-name="T1132">]))</text:span></text:p>
      <text:p text:style-name="P1133">        {</text:p>
      <text:p text:style-name="P1134"><text:span text:style-name="T1135">            </text:span><text:span text:style-name="T1136">NewArray</text:span><text:span text:style-name="T1137">.</text:span><text:span text:style-name="T1138">push</text:span><text:span text:style-name="T1139">(</text:span><text:span text:style-name="T1140">array2</text:span><text:span text:style-name="T1141">[</text:span><text:span text:style-name="T1142">i</text:span><text:span text:style-name="T1143">]);</text:span></text:p>
      <text:p text:style-name="P1144">        }</text:p>
      <text:soft-page-break/>
      <text:p text:style-name="P1145">    }</text:p>
      <text:p text:style-name="P1146"><text:span text:style-name="T1147">    </text:span><text:span text:style-name="T1148">console</text:span><text:span text:style-name="T1149">.</text:span><text:span text:style-name="T1150">log</text:span><text:span text:style-name="T1151">(</text:span><text:span text:style-name="T1152">"Difference : "</text:span><text:span text:style-name="T1153">,</text:span><text:span text:style-name="T1154">NewArray</text:span><text:span text:style-name="T1155">);</text:span></text:p>
      <text:p text:style-name="P1156">}</text:p>
      <text:p text:style-name="P1157"/>
      <text:p text:style-name="Standard"/>
      <text:p text:style-name="Standard"/>
      <text:p text:style-name="P1158">11. What is the difference between JavaScript function and JavaScript fat arrow<text:s/>function? Explain with example.</text:p>
      <text:p text:style-name="P1159">Simple Function:</text:p>
      <text:p text:style-name="Standard">1)This:</text:p>
      <text:p text:style-name="Standard">This refers that equal to the object value.</text:p>
      <text:p text:style-name="Standard">2)Constructor:</text:p>
      <text:p text:style-name="Standard">You can easily construct the object, with new keyword.</text:p>
      <text:p text:style-name="Standard">3)return Type:</text:p>
      <text:p text:style-name="Standard">Need to mention the return type if required.</text:p>
      <text:p text:style-name="P1160">Arrow Function:</text:p>
      <text:p text:style-name="Standard">1)This:</text:p>
      <text:p text:style-name="Standard">This refers that equal to the object owning that method.</text:p>
      <text:p text:style-name="Standard">2)Constructor:<text:s/></text:p>
      <text:p text:style-name="Standard">If you try to create object with new keyword, it will throw error.</text:p>
      <text:p text:style-name="Standard">3)return Type:</text:p>
      <text:p text:style-name="Standard">don’t need to mention return type in single line of code with single return type.<text:line-break/><text:span text:style-name="T1161">12. What is</text:span><text:span text:style-name="T1162"><text:s/>hoisting in JavaScript? Explain with example.</text:span></text:p>
      <text:p text:style-name="Standard"><text:span text:style-name="T1163">13. What is difference between synchronous and asynchronous functions? Explain with example.</text:span></text:p>
      <text:p text:style-name="Standard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b</meta:initial-creator>
    <dc:creator>sb</dc:creator>
    <meta:creation-date>2021-03-24T05:22:00Z</meta:creation-date>
    <dc:date>2021-03-24T05:25:00Z</dc:date>
    <meta:template xlink:href="Normal" xlink:type="simple"/>
    <meta:editing-cycles>3</meta:editing-cycles>
    <meta:editing-duration>PT480S</meta:editing-duration>
    <meta:document-statistic meta:page-count="6" meta:paragraph-count="15" meta:word-count="1159" meta:character-count="7753" meta:row-count="55" meta:non-whitespace-character-count="6609"/>
  </office:meta>
</office:document-meta>
</file>